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465in"/>
    </style:style>
    <style:style style:name="co2" style:family="table-column">
      <style:table-column-properties fo:break-before="auto" style:column-width="1.12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N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-5.44109324758842" calcext:value-type="float">
            <text:p>-5.44109324758842</text:p>
          </table:table-cell>
          <table:table-cell office:value-type="float" office:value="-14.5174932390707" calcext:value-type="float">
            <text:p>-14.5174932390707</text:p>
          </table:table-cell>
          <table:table-cell table:formula="of:=[.A1]-0.01" office:value-type="float" office:value="-5.45109324758842" calcext:value-type="float">
            <text:p/>
          </table:table-cell>
          <table:table-cell table:formula="of:=[.A1]-0.01" office:value-type="float" office:value="-5.45109324758842" calcext:value-type="float">
            <text:p/>
          </table:table-cell>
          <table:table-cell table:formula="of:=[.B1]-0.01" office:value-type="float" office:value="-14.5274932390707" calcext:value-type="float">
            <text:p/>
          </table:table-cell>
          <table:table-cell table:formula="of:=[.B1]-0.01" office:value-type="float" office:value="-14.5274932390707" calcext:value-type="float">
            <text:p/>
          </table:table-cell>
        </table:table-row>
        <table:table-row table:style-name="ro1">
          <table:table-cell office:value-type="float" office:value="-4.93948553054662" calcext:value-type="float">
            <text:p>-4.93948553054662</text:p>
          </table:table-cell>
          <table:table-cell office:value-type="float" office:value="-14.2663912608335" calcext:value-type="float">
            <text:p>-14.2663912608335</text:p>
          </table:table-cell>
          <table:table-cell table:formula="of:=[.A2]-0.01" office:value-type="float" office:value="-4.94948553054662" calcext:value-type="float">
            <text:p/>
          </table:table-cell>
          <table:table-cell table:formula="of:=[.A2]-0.01" office:value-type="float" office:value="-4.94948553054662" calcext:value-type="float">
            <text:p/>
          </table:table-cell>
          <table:table-cell table:formula="of:=[.B2]-0.01" office:value-type="float" office:value="-14.2763912608335" calcext:value-type="float">
            <text:p/>
          </table:table-cell>
          <table:table-cell table:formula="of:=[.B2]-0.01" office:value-type="float" office:value="-14.2763912608335" calcext:value-type="float">
            <text:p/>
          </table:table-cell>
        </table:table-row>
        <table:table-row table:style-name="ro1">
          <table:table-cell office:value-type="float" office:value="-4.68868167202572" calcext:value-type="float">
            <text:p>-4.68868167202572</text:p>
          </table:table-cell>
          <table:table-cell office:value-type="float" office:value="-14.2269329869466" calcext:value-type="float">
            <text:p>-14.2269329869466</text:p>
          </table:table-cell>
          <table:table-cell table:formula="of:=[.A3]-0.01" office:value-type="float" office:value="-4.69868167202572" calcext:value-type="float">
            <text:p/>
          </table:table-cell>
          <table:table-cell table:formula="of:=[.A3]-0.01" office:value-type="float" office:value="-4.69868167202572" calcext:value-type="float">
            <text:p/>
          </table:table-cell>
          <table:table-cell table:formula="of:=[.B3]-0.01" office:value-type="float" office:value="-14.2369329869466" calcext:value-type="float">
            <text:p/>
          </table:table-cell>
          <table:table-cell table:formula="of:=[.B3]-0.01" office:value-type="float" office:value="-14.2369329869466" calcext:value-type="float">
            <text:p/>
          </table:table-cell>
        </table:table-row>
        <table:table-row table:style-name="ro1">
          <table:table-cell office:value-type="float" office:value="-4.6308038585209" calcext:value-type="float">
            <text:p>-4.6308038585209</text:p>
          </table:table-cell>
          <table:table-cell office:value-type="float" office:value="-14.1607717041801" calcext:value-type="float">
            <text:p>-14.1607717041801</text:p>
          </table:table-cell>
          <table:table-cell table:formula="of:=[.A4]-0.01" office:value-type="float" office:value="-4.6408038585209" calcext:value-type="float">
            <text:p/>
          </table:table-cell>
          <table:table-cell table:formula="of:=[.A4]-0.01" office:value-type="float" office:value="-4.6408038585209" calcext:value-type="float">
            <text:p/>
          </table:table-cell>
          <table:table-cell table:formula="of:=[.B4]-0.01" office:value-type="float" office:value="-14.1707717041801" calcext:value-type="float">
            <text:p/>
          </table:table-cell>
          <table:table-cell table:formula="of:=[.B4]-0.01" office:value-type="float" office:value="-14.1707717041801" calcext:value-type="float">
            <text:p/>
          </table:table-cell>
        </table:table-row>
        <table:table-row table:style-name="ro1">
          <table:table-cell office:value-type="float" office:value="-4.45717041800643" calcext:value-type="float">
            <text:p>-4.45717041800643</text:p>
          </table:table-cell>
          <table:table-cell office:value-type="float" office:value="-14.0285130214433" calcext:value-type="float">
            <text:p>-14.0285130214433</text:p>
          </table:table-cell>
          <table:table-cell table:formula="of:=[.A5]-0.01" office:value-type="float" office:value="-4.46717041800643" calcext:value-type="float">
            <text:p/>
          </table:table-cell>
          <table:table-cell table:formula="of:=[.A5]-0.01" office:value-type="float" office:value="-4.46717041800643" calcext:value-type="float">
            <text:p/>
          </table:table-cell>
          <table:table-cell table:formula="of:=[.B5]-0.01" office:value-type="float" office:value="-14.0385130214433" calcext:value-type="float">
            <text:p/>
          </table:table-cell>
          <table:table-cell table:formula="of:=[.B5]-0.01" office:value-type="float" office:value="-14.0385130214433" calcext:value-type="float">
            <text:p/>
          </table:table-cell>
        </table:table-row>
        <table:table-row table:style-name="ro1">
          <table:table-cell office:value-type="float" office:value="-4.66938906752412" calcext:value-type="float">
            <text:p>-4.66938906752412</text:p>
          </table:table-cell>
          <table:table-cell office:value-type="float" office:value="-13.928941036179" calcext:value-type="float">
            <text:p>-13.928941036179</text:p>
          </table:table-cell>
          <table:table-cell table:formula="of:=[.A6]-0.01" office:value-type="float" office:value="-4.67938906752412" calcext:value-type="float">
            <text:p/>
          </table:table-cell>
          <table:table-cell table:formula="of:=[.A6]-0.01" office:value-type="float" office:value="-4.67938906752412" calcext:value-type="float">
            <text:p/>
          </table:table-cell>
          <table:table-cell table:formula="of:=[.B6]-0.01" office:value-type="float" office:value="-13.938941036179" calcext:value-type="float">
            <text:p/>
          </table:table-cell>
          <table:table-cell table:formula="of:=[.B6]-0.01" office:value-type="float" office:value="-13.938941036179" calcext:value-type="float">
            <text:p/>
          </table:table-cell>
        </table:table-row>
        <table:table-row table:style-name="ro1">
          <table:table-cell office:value-type="float" office:value="-4.07131832797428" calcext:value-type="float">
            <text:p>-4.07131832797428</text:p>
          </table:table-cell>
          <table:table-cell office:value-type="float" office:value="-13.6315879133749" calcext:value-type="float">
            <text:p>-13.6315879133749</text:p>
          </table:table-cell>
          <table:table-cell table:formula="of:=[.A7]-0.01" office:value-type="float" office:value="-4.08131832797428" calcext:value-type="float">
            <text:p/>
          </table:table-cell>
          <table:table-cell table:formula="of:=[.A7]-0.01" office:value-type="float" office:value="-4.08131832797428" calcext:value-type="float">
            <text:p/>
          </table:table-cell>
          <table:table-cell table:formula="of:=[.B7]-0.01" office:value-type="float" office:value="-13.6415879133749" calcext:value-type="float">
            <text:p/>
          </table:table-cell>
          <table:table-cell table:formula="of:=[.B7]-0.01" office:value-type="float" office:value="-13.6415879133749" calcext:value-type="float">
            <text:p/>
          </table:table-cell>
        </table:table-row>
      </table:table>
      <table:table table:name="XRT" table:style-name="ta1">
        <table:table-column table:style-name="co3" table:number-columns-repeated="6" table:default-cell-style-name="Default"/>
        <table:table-row table:style-name="ro1">
          <table:table-cell office:value-type="float" office:value="2.56564107398156" calcext:value-type="float">
            <text:p>2.56564107398156</text:p>
          </table:table-cell>
          <table:table-cell office:value-type="float" office:value="-10.8225681406769" calcext:value-type="float">
            <text:p>-10.8225681406769</text:p>
          </table:table-cell>
          <table:table-cell office:value-type="float" office:value="2.50243016606181" calcext:value-type="float">
            <text:p>2.50243016606181</text:p>
          </table:table-cell>
          <table:table-cell office:value-type="float" office:value="2.6331069556383" calcext:value-type="float">
            <text:p>2.6331069556383</text:p>
          </table:table-cell>
          <table:table-cell office:value-type="float" office:value="-10.7832369090823" calcext:value-type="float">
            <text:p>-10.7832369090823</text:p>
          </table:table-cell>
          <table:table-cell office:value-type="float" office:value="-10.8618993722714" calcext:value-type="float">
            <text:p>-10.8618993722714</text:p>
          </table:table-cell>
        </table:table-row>
        <table:table-row table:style-name="ro1">
          <table:table-cell office:value-type="float" office:value="2.83137236649856" calcext:value-type="float">
            <text:p>2.83137236649856</text:p>
          </table:table-cell>
          <table:table-cell office:value-type="float" office:value="-10.840283560178" calcext:value-type="float">
            <text:p>-10.840283560178</text:p>
          </table:table-cell>
          <table:table-cell office:value-type="float" office:value="2.77229369268878" calcext:value-type="float">
            <text:p>2.77229369268878</text:p>
          </table:table-cell>
          <table:table-cell office:value-type="float" office:value="2.89036921389033" calcext:value-type="float">
            <text:p>2.89036921389033</text:p>
          </table:table-cell>
          <table:table-cell office:value-type="float" office:value="-10.8037617022688" calcext:value-type="float">
            <text:p>-10.8037617022688</text:p>
          </table:table-cell>
          <table:table-cell office:value-type="float" office:value="-10.8796011540362" calcext:value-type="float">
            <text:p>-10.8796011540362</text:p>
          </table:table-cell>
        </table:table-row>
        <table:table-row table:style-name="ro1">
          <table:table-cell office:value-type="float" office:value="2.92551366042953" calcext:value-type="float">
            <text:p>2.92551366042953</text:p>
          </table:table-cell>
          <table:table-cell office:value-type="float" office:value="-10.9389116693637" calcext:value-type="float">
            <text:p>-10.9389116693637</text:p>
          </table:table-cell>
          <table:table-cell office:value-type="float" office:value="2.87081269998377" calcext:value-type="float">
            <text:p>2.87081269998377</text:p>
          </table:table-cell>
          <table:table-cell office:value-type="float" office:value="2.98029644729331" calcext:value-type="float">
            <text:p>2.98029644729331</text:p>
          </table:table-cell>
          <table:table-cell office:value-type="float" office:value="-10.8995804377692" calcext:value-type="float">
            <text:p>-10.8995804377692</text:p>
          </table:table-cell>
          <table:table-cell office:value-type="float" office:value="-10.9782565386945" calcext:value-type="float">
            <text:p>-10.9782565386945</text:p>
          </table:table-cell>
        </table:table-row>
        <table:table-row table:style-name="ro1">
          <table:table-cell office:value-type="float" office:value="3.00914025964504" calcext:value-type="float">
            <text:p>3.00914025964504</text:p>
          </table:table-cell>
          <table:table-cell office:value-type="float" office:value="-10.8942344451252" calcext:value-type="float">
            <text:p>-10.8942344451252</text:p>
          </table:table-cell>
          <table:table-cell office:value-type="float" office:value="2.94588843851628" calcext:value-type="float">
            <text:p>2.94588843851628</text:p>
          </table:table-cell>
          <table:table-cell office:value-type="float" office:value="3.06400487292685" calcext:value-type="float">
            <text:p>3.06400487292685</text:p>
          </table:table-cell>
          <table:table-cell office:value-type="float" office:value="-10.8549168512671" calcext:value-type="float">
            <text:p>-10.8549168512671</text:p>
          </table:table-cell>
          <table:table-cell office:value-type="float" office:value="-10.9335520389834" calcext:value-type="float">
            <text:p>-10.9335520389834</text:p>
          </table:table-cell>
        </table:table-row>
        <table:table-row table:style-name="ro1">
          <table:table-cell office:value-type="float" office:value="3.09432156080292" calcext:value-type="float">
            <text:p>3.09432156080292</text:p>
          </table:table-cell>
          <table:table-cell office:value-type="float" office:value="-10.9563134209291" calcext:value-type="float">
            <text:p>-10.9563134209291</text:p>
          </table:table-cell>
          <table:table-cell office:value-type="float" office:value="3.03115156609218" calcext:value-type="float">
            <text:p>3.03115156609218</text:p>
          </table:table-cell>
          <table:table-cell office:value-type="float" office:value="3.16186926887768" calcext:value-type="float">
            <text:p>3.16186926887768</text:p>
          </table:table-cell>
          <table:table-cell office:value-type="float" office:value="-10.9197915630199" calcext:value-type="float">
            <text:p>-10.9197915630199</text:p>
          </table:table-cell>
          <table:table-cell office:value-type="float" office:value="-10.9984131129999" calcext:value-type="float">
            <text:p>-10.9984131129999</text:p>
          </table:table-cell>
        </table:table-row>
        <table:table-row table:style-name="ro1">
          <table:table-cell office:value-type="float" office:value="3.1872354584636" calcext:value-type="float">
            <text:p>3.1872354584636</text:p>
          </table:table-cell>
          <table:table-cell office:value-type="float" office:value="-10.9706603195551" calcext:value-type="float">
            <text:p>-10.9706603195551</text:p>
          </table:table-cell>
          <table:table-cell office:value-type="float" office:value="3.11134145575089" calcext:value-type="float">
            <text:p>3.11134145575089</text:p>
          </table:table-cell>
          <table:table-cell office:value-type="float" office:value="3.24631413227339" calcext:value-type="float">
            <text:p>3.24631413227339</text:p>
          </table:table-cell>
          <table:table-cell office:value-type="float" office:value="-10.9313290879606" calcext:value-type="float">
            <text:p>-10.9313290879606</text:p>
          </table:table-cell>
          <table:table-cell office:value-type="float" office:value="-11.0127872870986" calcext:value-type="float">
            <text:p>-11.0127872870986</text:p>
          </table:table-cell>
        </table:table-row>
        <table:table-row table:style-name="ro1">
          <table:table-cell office:value-type="float" office:value="3.3355049279142" calcext:value-type="float">
            <text:p>3.3355049279142</text:p>
          </table:table-cell>
          <table:table-cell office:value-type="float" office:value="-11.024515740348" calcext:value-type="float">
            <text:p>-11.024515740348</text:p>
          </table:table-cell>
          <table:table-cell office:value-type="float" office:value="3.26390681214749" calcext:value-type="float">
            <text:p>3.26390681214749</text:p>
          </table:table-cell>
          <table:table-cell office:value-type="float" office:value="3.42829608594785" calcext:value-type="float">
            <text:p>3.42829608594785</text:p>
          </table:table-cell>
          <table:table-cell office:value-type="float" office:value="-10.9879802447024" calcext:value-type="float">
            <text:p>-10.9879802447024</text:p>
          </table:table-cell>
          <table:table-cell office:value-type="float" office:value="-11.0638469719425" calcext:value-type="float">
            <text:p>-11.0638469719425</text:p>
          </table:table-cell>
        </table:table-row>
        <table:table-row table:style-name="ro1">
          <table:table-cell office:value-type="float" office:value="3.51830514576885" calcext:value-type="float">
            <text:p>3.51830514576885</text:p>
          </table:table-cell>
          <table:table-cell office:value-type="float" office:value="-11.134667736738" calcext:value-type="float">
            <text:p>-11.134667736738</text:p>
          </table:table-cell>
          <table:table-cell office:value-type="float" office:value="3.42976896147219" calcext:value-type="float">
            <text:p>3.42976896147219</text:p>
          </table:table-cell>
          <table:table-cell office:value-type="float" office:value="3.61518762470346" calcext:value-type="float">
            <text:p>3.61518762470346</text:p>
          </table:table-cell>
          <table:table-cell office:value-type="float" office:value="-11.0953365051435" calcext:value-type="float">
            <text:p>-11.0953365051435</text:p>
          </table:table-cell>
          <table:table-cell office:value-type="float" office:value="-11.1768219797542" calcext:value-type="float">
            <text:p>-11.1768219797542</text:p>
          </table:table-cell>
        </table:table-row>
        <table:table-row table:style-name="ro1">
          <table:table-cell office:value-type="float" office:value="3.70728325818395" calcext:value-type="float">
            <text:p>3.70728325818395</text:p>
          </table:table-cell>
          <table:table-cell office:value-type="float" office:value="-11.090331455908" calcext:value-type="float">
            <text:p>-11.090331455908</text:p>
          </table:table-cell>
          <table:table-cell office:value-type="float" office:value="3.56826017396951" calcext:value-type="float">
            <text:p>3.56826017396951</text:p>
          </table:table-cell>
          <table:table-cell office:value-type="float" office:value="3.85485720308139" calcext:value-type="float">
            <text:p>3.85485720308139</text:p>
          </table:table-cell>
          <table:table-cell office:value-type="float" office:value="-11.0481908506282" calcext:value-type="float">
            <text:p>-11.0481908506282</text:p>
          </table:table-cell>
          <table:table-cell office:value-type="float" office:value="-11.1493146655634" calcext:value-type="float">
            <text:p>-11.1493146655634</text:p>
          </table:table-cell>
        </table:table-row>
        <table:table-row table:style-name="ro1">
          <table:table-cell office:value-type="float" office:value="3.96830953166486" calcext:value-type="float">
            <text:p>3.96830953166486</text:p>
          </table:table-cell>
          <table:table-cell office:value-type="float" office:value="-11.3636726053008" calcext:value-type="float">
            <text:p>-11.3636726053008</text:p>
          </table:table-cell>
          <table:table-cell office:value-type="float" office:value="3.87985517378622" calcext:value-type="float">
            <text:p>3.87985517378622</text:p>
          </table:table-cell>
          <table:table-cell office:value-type="float" office:value="4.06527383701749" calcext:value-type="float">
            <text:p>4.06527383701749</text:p>
          </table:table-cell>
          <table:table-cell office:value-type="float" office:value="-11.22601329472" calcext:value-type="float">
            <text:p>-11.22601329472</text:p>
          </table:table-cell>
          <table:table-cell office:value-type="float" office:value="-11.5743892694363" calcext:value-type="float">
            <text:p>-11.5743892694363</text:p>
          </table:table-cell>
        </table:table-row>
      </table:table>
      <table:table table:name="ATOM" table:style-name="ta1">
        <table:table-column table:style-name="co3" table:number-columns-repeated="6" table:default-cell-style-name="Default"/>
        <table:table-row table:style-name="ro1">
          <table:table-cell office:value-type="float" office:value="0.289389067524114" calcext:value-type="float">
            <text:p>0.289389067524114</text:p>
          </table:table-cell>
          <table:table-cell office:value-type="float" office:value="-10.3617687045469" calcext:value-type="float">
            <text:p>-10.3617687045469</text:p>
          </table:table-cell>
          <table:table-cell table:formula="of:=[.A1]-0.01" office:value-type="float" office:value="0.279389067524114" calcext:value-type="float">
            <text:p/>
          </table:table-cell>
          <table:table-cell table:formula="of:=[.A1]-0.01" office:value-type="float" office:value="0.279389067524114" calcext:value-type="float">
            <text:p/>
          </table:table-cell>
          <table:table-cell table:formula="of:=[.B1]-0.01" office:value-type="float" office:value="-10.3717687045469" calcext:value-type="float">
            <text:p/>
          </table:table-cell>
          <table:table-cell table:formula="of:=[.B1]-0.01" office:value-type="float" office:value="-10.3717687045469" calcext:value-type="float">
            <text:p/>
          </table:table-cell>
        </table:table-row>
        <table:table-row table:style-name="ro1">
          <table:table-cell office:value-type="float" office:value="0.463022508038584" calcext:value-type="float">
            <text:p>0.463022508038584</text:p>
          </table:table-cell>
          <table:table-cell office:value-type="float" office:value="-10.3347288461123" calcext:value-type="float">
            <text:p>-10.3347288461123</text:p>
          </table:table-cell>
          <table:table-cell table:formula="of:=[.A2]-0.01" office:value-type="float" office:value="0.453022508038584" calcext:value-type="float">
            <text:p/>
          </table:table-cell>
          <table:table-cell table:formula="of:=[.A2]-0.01" office:value-type="float" office:value="0.453022508038584" calcext:value-type="float">
            <text:p/>
          </table:table-cell>
          <table:table-cell table:formula="of:=[.B2]-0.01" office:value-type="float" office:value="-10.3447288461123" calcext:value-type="float">
            <text:p/>
          </table:table-cell>
          <table:table-cell table:formula="of:=[.B2]-0.01" office:value-type="float" office:value="-10.3447288461123" calcext:value-type="float">
            <text:p/>
          </table:table-cell>
        </table:table-row>
      </table:table>
      <table:table table:name="UVOT" table:style-name="ta1">
        <table:table-column table:style-name="co3" table:number-columns-repeated="6" table:default-cell-style-name="Default"/>
        <table:table-row table:style-name="ro1">
          <table:table-cell office:value-type="float" office:value="0.319126870707791" calcext:value-type="float">
            <text:p>0.319126870707791</text:p>
          </table:table-cell>
          <table:table-cell office:value-type="float" office:value="-10.3591375315409" calcext:value-type="float">
            <text:p>-10.3591375315409</text:p>
          </table:table-cell>
          <table:table-cell table:formula="of:=[.A1]-0.01" office:value-type="float" office:value="0.309126870707791" calcext:value-type="float">
            <text:p/>
          </table:table-cell>
          <table:table-cell table:formula="of:=[.A1]-0.01" office:value-type="float" office:value="0.309126870707791" calcext:value-type="float">
            <text:p/>
          </table:table-cell>
          <table:table-cell table:formula="of:=[.B1]-0.01" office:value-type="float" office:value="-10.3691375315409" calcext:value-type="float">
            <text:p/>
          </table:table-cell>
          <table:table-cell table:formula="of:=[.B1]-0.01" office:value-type="float" office:value="-10.3691375315409" calcext:value-type="float">
            <text:p/>
          </table:table-cell>
        </table:table-row>
        <table:table-row table:style-name="ro1">
          <table:table-cell office:value-type="float" office:value="0.427672581477512" calcext:value-type="float">
            <text:p>0.427672581477512</text:p>
          </table:table-cell>
          <table:table-cell office:value-type="float" office:value="-10.2834954981969" calcext:value-type="float">
            <text:p>-10.2834954981969</text:p>
          </table:table-cell>
          <table:table-cell table:formula="of:=[.A2]-0.01" office:value-type="float" office:value="0.417672581477512" calcext:value-type="float">
            <text:p/>
          </table:table-cell>
          <table:table-cell table:formula="of:=[.A2]-0.01" office:value-type="float" office:value="0.417672581477512" calcext:value-type="float">
            <text:p/>
          </table:table-cell>
          <table:table-cell table:formula="of:=[.B2]-0.01" office:value-type="float" office:value="-10.2934954981969" calcext:value-type="float">
            <text:p/>
          </table:table-cell>
          <table:table-cell table:formula="of:=[.B2]-0.01" office:value-type="float" office:value="-10.2934954981969" calcext:value-type="float">
            <text:p/>
          </table:table-cell>
        </table:table-row>
        <table:table-row table:style-name="ro1">
          <table:table-cell office:value-type="float" office:value="0.567231352467151" calcext:value-type="float">
            <text:p>0.567231352467151</text:p>
          </table:table-cell>
          <table:table-cell office:value-type="float" office:value="-10.2752478974505" calcext:value-type="float">
            <text:p>-10.2752478974505</text:p>
          </table:table-cell>
          <table:table-cell table:formula="of:=[.A3]-0.01" office:value-type="float" office:value="0.557231352467151" calcext:value-type="float">
            <text:p/>
          </table:table-cell>
          <table:table-cell table:formula="of:=[.A3]-0.01" office:value-type="float" office:value="0.557231352467151" calcext:value-type="float">
            <text:p/>
          </table:table-cell>
          <table:table-cell table:formula="of:=[.B3]-0.01" office:value-type="float" office:value="-10.2852478974505" calcext:value-type="float">
            <text:p/>
          </table:table-cell>
          <table:table-cell table:formula="of:=[.B3]-0.01" office:value-type="float" office:value="-10.2852478974505" calcext:value-type="float">
            <text:p/>
          </table:table-cell>
        </table:table-row>
        <table:table-row table:style-name="ro1">
          <table:table-cell office:value-type="float" office:value="0.567231352467151" calcext:value-type="float">
            <text:p>0.567231352467151</text:p>
          </table:table-cell>
          <table:table-cell office:value-type="float" office:value="-10.2752478974505" calcext:value-type="float">
            <text:p>-10.2752478974505</text:p>
          </table:table-cell>
          <table:table-cell table:formula="of:=[.A4]-0.01" office:value-type="float" office:value="0.557231352467151" calcext:value-type="float">
            <text:p/>
          </table:table-cell>
          <table:table-cell table:formula="of:=[.A4]-0.01" office:value-type="float" office:value="0.557231352467151" calcext:value-type="float">
            <text:p/>
          </table:table-cell>
          <table:table-cell table:formula="of:=[.B4]-0.01" office:value-type="float" office:value="-10.2852478974505" calcext:value-type="float">
            <text:p/>
          </table:table-cell>
          <table:table-cell table:formula="of:=[.B4]-0.01" office:value-type="float" office:value="-10.2852478974505" calcext:value-type="float">
            <text:p/>
          </table:table-cell>
        </table:table-row>
        <table:table-row table:style-name="ro1">
          <table:table-cell office:value-type="float" office:value="0.66802379818189" calcext:value-type="float">
            <text:p>0.66802379818189</text:p>
          </table:table-cell>
          <table:table-cell office:value-type="float" office:value="-10.3101982980898" calcext:value-type="float">
            <text:p>-10.3101982980898</text:p>
          </table:table-cell>
          <table:table-cell table:formula="of:=[.A5]-0.01" office:value-type="float" office:value="0.65802379818189" calcext:value-type="float">
            <text:p/>
          </table:table-cell>
          <table:table-cell table:formula="of:=[.A5]-0.01" office:value-type="float" office:value="0.65802379818189" calcext:value-type="float">
            <text:p/>
          </table:table-cell>
          <table:table-cell table:formula="of:=[.B5]-0.01" office:value-type="float" office:value="-10.3201982980898" calcext:value-type="float">
            <text:p/>
          </table:table-cell>
          <table:table-cell table:formula="of:=[.B5]-0.01" office:value-type="float" office:value="-10.3201982980898" calcext:value-type="float">
            <text:p/>
          </table:table-cell>
        </table:table-row>
        <table:table-row table:style-name="ro1">
          <table:table-cell office:value-type="float" office:value="0.753309713786669" calcext:value-type="float">
            <text:p>0.753309713786669</text:p>
          </table:table-cell>
          <table:table-cell office:value-type="float" office:value="-10.2453709420653" calcext:value-type="float">
            <text:p>-10.2453709420653</text:p>
          </table:table-cell>
          <table:table-cell table:formula="of:=[.A6]-0.01" office:value-type="float" office:value="0.743309713786669" calcext:value-type="float">
            <text:p/>
          </table:table-cell>
          <table:table-cell table:formula="of:=[.A6]-0.01" office:value-type="float" office:value="0.743309713786669" calcext:value-type="float">
            <text:p/>
          </table:table-cell>
          <table:table-cell table:formula="of:=[.B6]-0.01" office:value-type="float" office:value="-10.2553709420653" calcext:value-type="float">
            <text:p/>
          </table:table-cell>
          <table:table-cell table:formula="of:=[.B6]-0.01" office:value-type="float" office:value="-10.2553709420653" calcext:value-type="float">
            <text:p/>
          </table:table-cell>
        </table:table-row>
        <table:table-row table:style-name="ro1">
          <table:table-cell office:value-type="float" office:value="0.815335834226509" calcext:value-type="float">
            <text:p>0.815335834226509</text:p>
          </table:table-cell>
          <table:table-cell office:value-type="float" office:value="-10.3073363546132" calcext:value-type="float">
            <text:p>-10.3073363546132</text:p>
          </table:table-cell>
          <table:table-cell table:formula="of:=[.A7]-0.01" office:value-type="float" office:value="0.805335834226509" calcext:value-type="float">
            <text:p/>
          </table:table-cell>
          <table:table-cell table:formula="of:=[.A7]-0.01" office:value-type="float" office:value="0.805335834226509" calcext:value-type="float">
            <text:p/>
          </table:table-cell>
          <table:table-cell table:formula="of:=[.B7]-0.01" office:value-type="float" office:value="-10.3173363546132" calcext:value-type="float">
            <text:p/>
          </table:table-cell>
          <table:table-cell table:formula="of:=[.B7]-0.01" office:value-type="float" office:value="-10.3173363546132" calcext:value-type="float">
            <text:p/>
          </table:table-cell>
        </table:table-row>
      </table:table>
      <table:table table:name="HESS" table:style-name="ta1">
        <table:table-column table:style-name="co3" table:number-columns-repeated="2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row table:style-name="ro1">
          <table:table-cell office:value-type="float" office:value="11.3832984986185" calcext:value-type="float">
            <text:p>11.3832984986185</text:p>
          </table:table-cell>
          <table:table-cell office:value-type="float" office:value="-10.9564456286028" calcext:value-type="float">
            <text:p>-10.9564456286028</text:p>
          </table:table-cell>
          <table:table-cell table:formula="of:=[.A1]-0.01" office:value-type="float" office:value="11.3732984986185" calcext:value-type="float">
            <text:p/>
          </table:table-cell>
          <table:table-cell table:formula="of:=[.A1]-0.01" office:value-type="float" office:value="11.3732984986185" calcext:value-type="float">
            <text:p/>
          </table:table-cell>
          <table:table-cell office:value-type="float" office:value="-10.6783430396679" calcext:value-type="float">
            <text:p>-10.6783430396679</text:p>
          </table:table-cell>
          <table:table-cell office:value-type="float" office:value="-11.3089652584158" calcext:value-type="float">
            <text:p>-11.3089652584158</text:p>
          </table:table-cell>
        </table:table-row>
        <table:table-row table:style-name="ro1">
          <table:table-cell office:value-type="float" office:value="11.4356241585672" calcext:value-type="float">
            <text:p>11.4356241585672</text:p>
          </table:table-cell>
          <table:table-cell office:value-type="float" office:value="-11.2538876005015" calcext:value-type="float">
            <text:p>-11.2538876005015</text:p>
          </table:table-cell>
          <table:table-cell table:formula="of:=[.A2]-0.01" office:value-type="float" office:value="11.4256241585672" calcext:value-type="float">
            <text:p/>
          </table:table-cell>
          <table:table-cell table:formula="of:=[.A2]-0.01" office:value-type="float" office:value="11.4256241585672" calcext:value-type="float">
            <text:p/>
          </table:table-cell>
          <table:table-cell office:value-type="float" office:value="-11.0314281485149" calcext:value-type="float">
            <text:p>-11.0314281485149</text:p>
          </table:table-cell>
          <table:table-cell office:value-type="float" office:value="-11.8208368800178" calcext:value-type="float">
            <text:p>-11.8208368800178</text:p>
          </table:table-cell>
        </table:table-row>
        <table:table-row table:style-name="ro1">
          <table:table-cell office:value-type="float" office:value="11.531906388761" calcext:value-type="float">
            <text:p>11.531906388761</text:p>
          </table:table-cell>
          <table:table-cell office:value-type="float" office:value="-11.6260859006986" calcext:value-type="float">
            <text:p>-11.6260859006986</text:p>
          </table:table-cell>
          <table:table-cell table:formula="of:=[.A3]-0.01" office:value-type="float" office:value="11.521906388761" calcext:value-type="float">
            <text:p/>
          </table:table-cell>
          <table:table-cell table:formula="of:=[.A3]-0.01" office:value-type="float" office:value="11.521906388761" calcext:value-type="float">
            <text:p/>
          </table:table-cell>
          <table:table-cell office:value-type="float" office:value="-11.4499580309001" calcext:value-type="float">
            <text:p>-11.4499580309001</text:p>
          </table:table-cell>
          <table:table-cell office:value-type="float" office:value="-11.5719884064433" calcext:value-type="float">
            <text:p>-11.5719884064433</text:p>
          </table:table-cell>
        </table:table-row>
        <table:table-row table:style-name="ro1">
          <table:table-cell office:value-type="float" office:value="11.6558216944177" calcext:value-type="float">
            <text:p>11.6558216944177</text:p>
          </table:table-cell>
          <table:table-cell office:value-type="float" office:value="-11.4236444065166" calcext:value-type="float">
            <text:p>-11.4236444065166</text:p>
          </table:table-cell>
          <table:table-cell table:formula="of:=[.A4]-0.01" office:value-type="float" office:value="11.6458216944177" calcext:value-type="float">
            <text:p/>
          </table:table-cell>
          <table:table-cell table:formula="of:=[.A4]-0.01" office:value-type="float" office:value="11.6458216944177" calcext:value-type="float">
            <text:p/>
          </table:table-cell>
          <table:table-cell office:value-type="float" office:value="-11.2567149956716" calcext:value-type="float">
            <text:p>-11.2567149956716</text:p>
          </table:table-cell>
          <table:table-cell office:value-type="float" office:value="-11.9073928708264" calcext:value-type="float">
            <text:p>-11.9073928708264</text:p>
          </table:table-cell>
        </table:table-row>
        <table:table-row table:style-name="ro1">
          <table:table-cell office:value-type="float" office:value="11.7786437406085" calcext:value-type="float">
            <text:p>11.7786437406085</text:p>
          </table:table-cell>
          <table:table-cell office:value-type="float" office:value="-11.759086569502" calcext:value-type="float">
            <text:p>-11.759086569502</text:p>
          </table:table-cell>
          <table:table-cell table:formula="of:=[.A5]-0.01" office:value-type="float" office:value="11.7686437406085" calcext:value-type="float">
            <text:p/>
          </table:table-cell>
          <table:table-cell table:formula="of:=[.A5]-0.01" office:value-type="float" office:value="11.7686437406085" calcext:value-type="float">
            <text:p/>
          </table:table-cell>
          <table:table-cell office:value-type="float" office:value="-11.592157158657" calcext:value-type="float">
            <text:p>-11.592157158657</text:p>
          </table:table-cell>
          <table:table-cell office:value-type="float" office:value="-12.799379499102" calcext:value-type="float">
            <text:p>-12.799379499102</text:p>
          </table:table-cell>
        </table:table-row>
        <table:table-row table:style-name="ro1">
          <table:table-cell office:value-type="float" office:value="11.903935045248" calcext:value-type="float">
            <text:p>11.903935045248</text:p>
          </table:table-cell>
          <table:table-cell office:value-type="float" office:value="-12.3264128350411" calcext:value-type="float">
            <text:p>-12.3264128350411</text:p>
          </table:table-cell>
          <table:table-cell table:formula="of:=[.A6]-0.01" office:value-type="float" office:value="11.893935045248" calcext:value-type="float">
            <text:p/>
          </table:table-cell>
          <table:table-cell table:formula="of:=[.A6]-0.01" office:value-type="float" office:value="11.893935045248" calcext:value-type="float">
            <text:p/>
          </table:table-cell>
          <table:table-cell office:value-type="float" office:value="-12.0482348489016" calcext:value-type="float">
            <text:p>-12.0482348489016</text:p>
          </table:table-cell>
          <table:table-cell office:value-type="float" office:value="-13.4223489015894" calcext:value-type="float">
            <text:p>-13.4223489015894</text:p>
          </table:table-cell>
        </table:table-row>
        <table:table-row table:style-name="ro1">
          <table:table-cell office:value-type="float" office:value="12.0297164317169" calcext:value-type="float">
            <text:p>12.0297164317169</text:p>
          </table:table-cell>
          <table:table-cell office:value-type="float" office:value="-12.6526188404706" calcext:value-type="float">
            <text:p>-12.6526188404706</text:p>
          </table:table-cell>
          <table:table-cell table:formula="of:=[.A7]-0.01" office:value-type="float" office:value="12.0197164317169" calcext:value-type="float">
            <text:p/>
          </table:table-cell>
          <table:table-cell table:formula="of:=[.A7]-0.01" office:value-type="float" office:value="12.0197164317169" calcext:value-type="float">
            <text:p/>
          </table:table-cell>
          <table:table-cell office:value-type="float" office:value="-12.2631168818322" calcext:value-type="float">
            <text:p>-12.2631168818322</text:p>
          </table:table-cell>
          <table:table-cell office:value-type="float" office:value="-13.9715421394373" calcext:value-type="float">
            <text:p>-13.9715421394373</text:p>
          </table:table-cell>
        </table:table-row>
        <table:table-row table:style-name="ro1">
          <table:table-cell office:value-type="float" office:value="12.1878432189322" calcext:value-type="float">
            <text:p>12.1878432189322</text:p>
          </table:table-cell>
          <table:table-cell office:value-type="float" office:value="-12.9792395305251" calcext:value-type="float">
            <text:p>-12.9792395305251</text:p>
          </table:table-cell>
          <table:table-cell table:formula="of:=[.A8]-0.01" office:value-type="float" office:value="12.1778432189323" calcext:value-type="float">
            <text:p/>
          </table:table-cell>
          <table:table-cell table:formula="of:=[.A8]-0.01" office:value-type="float" office:value="12.1778432189323" calcext:value-type="float">
            <text:p/>
          </table:table-cell>
          <table:table-cell office:value-type="float" office:value="-12.432119715802" calcext:value-type="float">
            <text:p>-12.432119715802</text:p>
          </table:table-cell>
          <table:table-cell office:value-type="float" office:value="-14.0947411716508" calcext:value-type="float">
            <text:p>-14.0947411716508</text:p>
          </table:table-cell>
        </table:table-row>
        <table:table-row table:style-name="ro1">
          <table:table-cell office:value-type="float" office:value="12.3984276112042" calcext:value-type="float">
            <text:p>12.3984276112042</text:p>
          </table:table-cell>
          <table:table-cell office:value-type="float" office:value="-12.0916259401127" calcext:value-type="float">
            <text:p>-12.0916259401127</text:p>
          </table:table-cell>
          <table:table-cell table:formula="of:=[.A9]-0.01" office:value-type="float" office:value="12.3884276112042" calcext:value-type="float">
            <text:p/>
          </table:table-cell>
          <table:table-cell table:formula="of:=[.A9]-0.01" office:value-type="float" office:value="12.3884276112042" calcext:value-type="float">
            <text:p/>
          </table:table-cell>
          <table:table-cell office:value-type="float" office:value="-11.9154980703141" calcext:value-type="float">
            <text:p>-11.9154980703141</text:p>
          </table:table-cell>
          <table:table-cell office:value-type="float" office:value="-11.3089652584158" calcext:value-type="float">
            <text:p>-11.3089652584158</text:p>
          </table:table-cell>
        </table:table-row>
      </table:table>
      <table:table table:name="Sheet6" table:style-name="ta1">
        <table:table-column table:style-name="co3" table:number-columns-repeated="5" table:default-cell-style-name="Default"/>
        <table:table-row table:style-name="ro1">
          <table:table-cell office:value-type="float" office:value="8.26274276718446" calcext:value-type="float">
            <text:p>8.26274276718446</text:p>
          </table:table-cell>
          <table:table-cell office:value-type="float" office:value="-10.8178904991948" calcext:value-type="float">
            <text:p>-10.8178904991948</text:p>
          </table:table-cell>
          <table:table-cell table:formula="of:=[.A1]-0.01" office:value-type="float" office:value="8.25274276718446" calcext:value-type="float">
            <text:p/>
          </table:table-cell>
          <table:table-cell table:formula="of:=[.A1]-0.01" office:value-type="float" office:value="8.25274276718446" calcext:value-type="float">
            <text:p/>
          </table:table-cell>
          <table:table-cell office:value-type="float" office:value="-10.7578904991948" calcext:value-type="float">
            <text:p>-10.7578904991948</text:p>
          </table:table-cell>
        </table:table-row>
        <table:table-row table:style-name="ro1">
          <table:table-cell office:value-type="float" office:value="8.91648326934507" calcext:value-type="float">
            <text:p>8.91648326934507</text:p>
          </table:table-cell>
          <table:table-cell office:value-type="float" office:value="-10.7373268921095" calcext:value-type="float">
            <text:p>-10.7373268921095</text:p>
          </table:table-cell>
          <table:table-cell table:formula="of:=[.A2]-0.01" office:value-type="float" office:value="8.90648326934507" calcext:value-type="float">
            <text:p/>
          </table:table-cell>
          <table:table-cell table:formula="of:=[.A2]-0.01" office:value-type="float" office:value="8.90648326934507" calcext:value-type="float">
            <text:p/>
          </table:table-cell>
          <table:table-cell office:value-type="float" office:value="-10.6640096618358" calcext:value-type="float">
            <text:p>-10.6640096618358</text:p>
          </table:table-cell>
        </table:table-row>
        <table:table-row table:style-name="ro1">
          <table:table-cell office:value-type="float" office:value="9.56881013959615" calcext:value-type="float">
            <text:p>9.56881013959615</text:p>
          </table:table-cell>
          <table:table-cell office:value-type="float" office:value="-10.5767793880837" calcext:value-type="float">
            <text:p>-10.5767793880837</text:p>
          </table:table-cell>
          <table:table-cell table:formula="of:=[.A3]-0.01" office:value-type="float" office:value="9.55881013959615" calcext:value-type="float">
            <text:p/>
          </table:table-cell>
          <table:table-cell table:formula="of:=[.A3]-0.01" office:value-type="float" office:value="9.55881013959615" calcext:value-type="float">
            <text:p/>
          </table:table-cell>
          <table:table-cell office:value-type="float" office:value="-10.5167954911433" calcext:value-type="float">
            <text:p>-10.5167954911433</text:p>
          </table:table-cell>
        </table:table-row>
        <table:table-row table:style-name="ro1">
          <table:table-cell office:value-type="float" office:value="10.2048159868918" calcext:value-type="float">
            <text:p>10.2048159868918</text:p>
          </table:table-cell>
          <table:table-cell office:value-type="float" office:value="-10.576231884058" calcext:value-type="float">
            <text:p>-10.576231884058</text:p>
          </table:table-cell>
          <table:table-cell table:formula="of:=[.A4]-0.01" office:value-type="float" office:value="10.1948159868918" calcext:value-type="float">
            <text:p/>
          </table:table-cell>
          <table:table-cell table:formula="of:=[.A4]-0.01" office:value-type="float" office:value="10.1948159868918" calcext:value-type="float">
            <text:p/>
          </table:table-cell>
          <table:table-cell office:value-type="float" office:value="-10.4962479871176" calcext:value-type="float">
            <text:p>-10.4962479871176</text:p>
          </table:table-cell>
        </table:table-row>
        <table:table-row table:style-name="ro1">
          <table:table-cell office:value-type="float" office:value="10.8633114327481" calcext:value-type="float">
            <text:p>10.8633114327481</text:p>
          </table:table-cell>
          <table:table-cell office:value-type="float" office:value="-10.7423510466989" calcext:value-type="float">
            <text:p>-10.7423510466989</text:p>
          </table:table-cell>
          <table:table-cell table:formula="of:=[.A5]-0.01" office:value-type="float" office:value="10.8533114327481" calcext:value-type="float">
            <text:p/>
          </table:table-cell>
          <table:table-cell table:formula="of:=[.A5]-0.01" office:value-type="float" office:value="10.8533114327481" calcext:value-type="float">
            <text:p/>
          </table:table-cell>
          <table:table-cell office:value-type="float" office:value="-10.5023671497585" calcext:value-type="float">
            <text:p>-10.50236714975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3T03:07:19.266567571</dc:date>
    <meta:generator>LibreOffice/4.2.3.3$Linux_x86 LibreOffice_project/420$Build-3</meta:generator>
    <meta:editing-duration>P0D</meta:editing-duration>
    <meta:editing-cycles>1</meta:editing-cycles>
    <meta:document-statistic meta:table-count="6" meta:cell-count="235" meta:object-count="0"/>
  </office:meta>
</office:document-meta>
</file>